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repeated="54"/>
          <table:table-cell table:number-columns-repeated="970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R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0/00/0000</text:date>, <text:time style:data-style-name="N2" text:time-value="13:23:55.665708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5:00:24.159498453</meta:creation-date>
    <dc:date>2024-08-03T13:43:39.478226405</dc:date>
    <meta:editing-duration>PT2H21M2S</meta:editing-duration>
    <meta:editing-cycles>24</meta:editing-cycles>
    <meta:generator>LibreOffice/5.1.6.2$Linux_X86_64 LibreOffice_project/10m0$Build-2</meta:generator>
    <meta:document-statistic meta:table-count="1" meta:cell-count="227" meta:object-count="0"/>
  </office:meta>
</office:document-meta>
</file>